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shadow="visible" draw:shadow-offset-x="0.102cm" draw:shadow-offset-y="0.102cm" draw:shadow-color="#ff0000" draw:shadow-opacity="6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865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Tahoma" style:font-family-generic="swiss" style:font-pitch="variable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family="Tahoma" style:font-family-generic="swiss" style:font-pitch="variable"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family="Tahoma" style:font-family-generic="swiss" style:font-pitch="variable" fo:font-size="12pt" style:font-size-asian="12pt" style:font-size-complex="12pt"/>
    </style:style>
    <style:style style:name="T4" style:family="text">
      <style:text-properties fo:font-family="Tahoma" style:font-family-generic="swiss" style:font-pitch="variable" fo:font-size="15pt" style:font-size-asian="15pt" style:font-size-complex="15pt"/>
    </style:style>
    <style:style style:name="T5" style:family="text">
      <style:text-properties fo:font-family="Tahoma" style:font-family-generic="swiss" style:font-pitch="variable" fo:font-size="14pt" style:font-size-asian="14pt" style:font-size-complex="14pt"/>
    </style:style>
    <style:style style:name="T6" style:family="text">
      <style:text-properties fo:font-family="Tahoma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{article}</text:span></text:p>
          <text:p text:style-name="P1"><text:span text:style-name="T1">\begin{document}</text:span></text:p>
          <text:p text:style-name="P1"><text:span text:style-name="T1">Este es el documento de mi tesis, </text:span></text:p>
          <text:p text:style-name="P1"><text:span text:style-name="T1">a continuacion explicare </text:span></text:p>
          <text:p text:style-name="P1"><text:span text:style-name="T1">los motivos que tienen los estudiantes </text:span></text:p>
          <text:p text:style-name="P1"><text:span text:style-name="T1">para no aprobar la materia de </text:span></text:p>
          <text:p text:style-name="P1"><text:span text:style-name="T1">inteligencia artificial. </text:span></text:p>
          <text:p text:style-name="P1"><text:span text:style-name="T1">El primero de ellos tiene que ver con </text:span></text:p>
          <text:p text:style-name="P1"><text:span text:style-name="T1">que creen que no sirve para nada. </text:span></text:p>
          <text:p text:style-name="P1"><text:span text:style-name="T1">El segundo, que les da flojera </text:span></text:p>
          <text:p text:style-name="P1"><text:span text:style-name="T1">porque creen que es algo muy </text:span></text:p>
          <text:p text:style-name="P1"><text:span text:style-name="T1">complicado. El tercero tiene </text:span></text:p>
          <text:p text:style-name="P1"><text:span text:style-name="T1">que ver con los lenguajes de </text:span></text:p>
          <text:p text:style-name="P1"><text:span text:style-name="T1">programacion ... </text:span></text:p>
          <text:p text:style-name="P1"><text:span text:style-name="T1">end{document}</text:span></text:p>
        </draw:rect>
        <draw:frame draw:style-name="gr2" draw:text-style-name="P3" draw:layer="layout" svg:width="17.78cm" svg:height="3.811cm" svg:x="1.635cm" svg:y="18.779cm">
          <draw:text-box>
            <text:p text:style-name="P3">LA ANCHURA ES </text:p>
            <text:p text:style-name="P3">DE 12 CM </text:p>
            <text:p text:style-name="P3">Altura Maxima = 12 CM</text:p>
            <text:p text:style-name="P3">Letra = 18</text:p>
            <text:p text:style-name="P3">Tipo TAHOMA</text:p>
          </draw:text-box>
        </draw:frame>
        <draw:rect draw:style-name="gr3" draw:text-style-name="P3" draw:layer="layout" svg:width="15.24cm" svg:height="1.27cm" svg:x="2.905cm" svg:y="16.24cm">
          <text:p text:style-name="P3">PRIMER CODIGO</text:p>
        </draw:rect>
      </draw:page>
      <draw:page draw:name="page2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[12pt]{article}</text:span></text:p>
          <text:p text:style-name="P1"><text:span text:style-name="T1">\begin{document}</text:span></text:p>
          <text:p text:style-name="P1"><text:span text:style-name="T1">\section{Introduccion}</text:span></text:p>
          <text:p text:style-name="P1"><text:span text:style-name="T1">Aqui se menciona la introduccion.</text:span></text:p>
          <text:p text:style-name="P1"><text:span text:style-name="T1">\section{Marco Teorico}</text:span></text:p>
          <text:p text:style-name="P1"><text:span text:style-name="T1">Se explica el marco teorico</text:span></text:p>
          <text:p text:style-name="P1"><text:span text:style-name="T1">\subsection{Matematicas}</text:span></text:p>
          <text:p text:style-name="P1"><text:span text:style-name="T1">\subsubsection{Geometria Analitica}</text:span></text:p>
          <text:p text:style-name="P1"><text:span text:style-name="T1">\subsubsection{Algebra}</text:span></text:p>
          <text:p text:style-name="P1"><text:span text:style-name="T1">\subsection{Inteligencia Artificial}</text:span></text:p>
          <text:p text:style-name="P1"><text:span text:style-name="T1">\subsubsection{Aprendizaje Automatico}</text:span></text:p>
          <text:p text:style-name="P1"><text:span text:style-name="T1">\subsubsection{Vision por Computadora}</text:span></text:p>
          <text:p text:style-name="P1"><text:span text:style-name="T1">\end{document}</text:span></text:p>
        </draw:rect>
        <draw:rect draw:style-name="gr3" draw:text-style-name="P3" draw:layer="layout" svg:width="15.24cm" svg:height="1.27cm" svg:x="2.905cm" svg:y="16.24cm">
          <text:p text:style-name="P3">CODIGO PARA DIVISION DEL DOCUMENTO</text:p>
        </draw:rect>
      </draw:page>
      <draw:page draw:name="page3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[12pt]{book}</text:span></text:p>
          <text:p text:style-name="P1"><text:span text:style-name="T1">% Preambulo</text:span></text:p>
          <text:p text:style-name="P1"><text:span text:style-name="T1">\begin{document}</text:span></text:p>
          <text:p text:style-name="P1"><text:span text:style-name="T1">\chapter{Introduction}</text:span></text:p>
          <text:p text:style-name="P1"><text:span text:style-name="T1">\section{Motivacion}</text:span></text:p>
          <text:p text:style-name="P1"><text:span text:style-name="T1">\section{Justificacion}</text:span></text:p>
          <text:p text:style-name="P1"><text:span text:style-name="T1">\chapter{Marco Conceptual} </text:span></text:p>
          <text:p text:style-name="P1"><text:span text:style-name="T1">Aqui se menciona la introduccion.</text:span></text:p>
          <text:p text:style-name="P1"><text:span text:style-name="T1">\section{Computadoras} </text:span></text:p>
          <text:p text:style-name="P1"><text:span text:style-name="T1">Se explica el marco teorico</text:span></text:p>
          <text:p text:style-name="P1"><text:span text:style-name="T1">\subsection{Escritorio}</text:span></text:p>
          <text:p text:style-name="P1"><text:span text:style-name="T1">\subsubsection{PCs}</text:span></text:p>
          <text:p text:style-name="P1"><text:span text:style-name="T1">\subsection{De Celulares}</text:span></text:p>
          <text:p text:style-name="P1"><text:span text:style-name="T1">\subsubsection{Nokia}</text:span></text:p>
          <text:p text:style-name="P1"><text:span text:style-name="T1">\end{document}</text:span></text:p>
        </draw:rect>
        <draw:rect draw:style-name="gr3" draw:text-style-name="P4" draw:layer="layout" svg:width="15.24cm" svg:height="1.27cm" svg:x="2.905cm" svg:y="16.24cm">
          <text:p text:style-name="P3"><text:span text:style-name="T2">CODIGO PARA DIVISION DEL DOCUMENTO</text:span></text:p>
        </draw:rect>
      </draw:page>
      <draw:page draw:name="page4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{book}</text:span></text:p>
          <text:p text:style-name="P1"><text:span text:style-name="T1">\title{Estudiantes Maniaticos}</text:span></text:p>
          <text:p text:style-name="P1"><text:span text:style-name="T1">\author{Marco A. Nuno}</text:span></text:p>
          <text:p text:style-name="P1"><text:span text:style-name="T1">\date{1/ABRIL/09}</text:span></text:p>
          <text:p text:style-name="P1"><text:span text:style-name="T1">\begin{document}</text:span></text:p>
          <text:p text:style-name="P1"><text:span text:style-name="T1">% Comando para generar una pagina </text:span></text:p>
          <text:p text:style-name="P1"><text:span text:style-name="T1">% de presentacion (muy burda)</text:span></text:p>
          <text:p text:style-name="P1"><text:span text:style-name="T1">\maketitle</text:span></text:p>
          <text:p text:style-name="P1"><text:span text:style-name="T1">En este documento investigare las </text:span></text:p>
          <text:p text:style-name="P1"><text:span text:style-name="T1">propiedades principales de los </text:span></text:p>
          <text:p text:style-name="P1"><text:span text:style-name="T1">estudiantes del ITSA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CODIGO PARA PORTADAS</text:span></text:p>
        </draw:rect>
      </draw:page>
      <draw:page draw:name="page5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{book}</text:span></text:p>
          <text:p text:style-name="P1"><text:span text:style-name="T1">\begin{document}</text:span></text:p>
          <text:p text:style-name="P1"><text:span text:style-name="T1">\begin{titlepage}</text:span></text:p>
          <text:p text:style-name="P1"><text:span text:style-name="T1">Portada de mi trabajo \\[1cm] </text:span></text:p>
          <text:p text:style-name="P1"><text:span text:style-name="T1">Base de datos que hace algo \\[2cm] </text:span></text:p>
          <text:p text:style-name="P1"><text:span text:style-name="T1">Que no la utiliza absoultamente nadie </text:span></text:p>
          <text:p text:style-name="P1"><text:span text:style-name="T1">\end{titlepage}</text:span></text:p>
          <text:p text:style-name="P1"><text:span text:style-name="T1">\chapter{Introduccion}</text:span></text:p>
          <text:p text:style-name="P1"><text:span text:style-name="T1">\section{Problematica}</text:span></text:p>
          <text:p text:style-name="P1"><text:span text:style-name="T1">\section{Teoria}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CODIGO PARA PORTADAS</text:span></text:p>
        </draw:rect>
      </draw:page>
      <draw:page draw:name="page6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5"><text:span text:style-name="T1">\documentclass[12pt]{book}</text:span></text:p>
          <text:p text:style-name="P5"><text:span text:style-name="T1">% Preambulo</text:span></text:p>
          <text:p text:style-name="P5"><text:span text:style-name="T3">%\renewcommand{\chaptername}{Capitulo}</text:span></text:p>
          <text:p text:style-name="P5"><text:span text:style-name="T3">%\renewcommand*\contentsname{Tabla de Contenido}</text:span></text:p>
          <text:p text:style-name="P5"><text:span text:style-name="T4">\begin{document}</text:span></text:p>
          <text:p text:style-name="P5"><text:span text:style-name="T4">\tableofcontents</text:span></text:p>
          <text:p text:style-name="P5"><text:span text:style-name="T4">\chapter{Introduction}</text:span></text:p>
          <text:p text:style-name="P5"><text:span text:style-name="T4">\section{Motivacion}</text:span></text:p>
          <text:p text:style-name="P5"><text:span text:style-name="T4">\section{Justificacion}</text:span></text:p>
          <text:p text:style-name="P5"><text:span text:style-name="T4">\chapter{Marco Conceptual} </text:span></text:p>
          <text:p text:style-name="P5"><text:span text:style-name="T4">Aqui se menciona la introduccion.</text:span></text:p>
          <text:p text:style-name="P5"><text:span text:style-name="T4">\section{Computadoras} </text:span></text:p>
          <text:p text:style-name="P5"><text:span text:style-name="T4">Se explica el marco teorico</text:span></text:p>
          <text:p text:style-name="P5"><text:span text:style-name="T4">\subsection{Escritorio}</text:span></text:p>
          <text:p text:style-name="P5"><text:span text:style-name="T4">\subsubsection{PCs}</text:span></text:p>
          <text:p text:style-name="P5"><text:span text:style-name="T4">\subsection{De Celulares}</text:span></text:p>
          <text:p text:style-name="P5"><text:span text:style-name="T4">\subsubsection{Nokia}</text:span></text:p>
          <text:p text:style-name="P5"><text:span text:style-name="T4">\end{document}</text:span></text:p>
        </draw:rect>
        <draw:rect draw:style-name="gr3" draw:text-style-name="P4" draw:layer="layout" svg:width="15.24cm" svg:height="1.27cm" svg:x="2.905cm" svg:y="16.24cm">
          <text:p text:style-name="P4"><text:span text:style-name="T2">Tabla de Contenido</text:span></text:p>
        </draw:rect>
      </draw:page>
      <draw:page draw:name="page7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{book}</text:span></text:p>
          <text:p text:style-name="P1"><text:span text:style-name="T1">\begin{document}</text:span></text:p>
          <text:p text:style-name="P1"><text:span text:style-name="T1">Minusculas Acentuadas: </text:span></text:p>
          <text:p text:style-name="P1"><text:span text:style-name="T1">\'a, \'e, \'i, \'o, \'u. \\</text:span></text:p>
          <text:p text:style-name="P1"><text:span text:style-name="T1">Mayusculas Acenturadas: </text:span></text:p>
          <text:p text:style-name="P1"><text:span text:style-name="T1">\'A, \'E, \'I, \'O, \'U \\</text:span></text:p>
          <text:p text:style-name="P1"><text:span text:style-name="T1">Acento Grave: \`a, \`e, \`i, \`o, \`u. \\</text:span></text:p>
          <text:p text:style-name="P1"><text:span text:style-name="T1">Di\'eresis: \"a, \"e, \"i, \"o, \"u. \\</text:span></text:p>
          <text:p text:style-name="P1"><text:span text:style-name="T1">Signo de Interrogaci\'on Izquierdo: ?` \\</text:span></text:p>
          <text:p text:style-name="P1"><text:span text:style-name="T1">Signo de Exclamaci\'on: !` \\</text:span></text:p>
          <text:p text:style-name="P1"><text:span text:style-name="T1">Comillas Abiertas: `` \\</text:span></text:p>
          <text:p text:style-name="P1"><text:span text:style-name="T1">Comillas Cerradas: '' \\</text:span></text:p>
          <text:p text:style-name="P1"><text:span text:style-name="T1">Un lugar muy padre de Brasil se \\ </text:span></text:p>
          <text:p text:style-name="P1"><text:span text:style-name="T1">llama: Sa\~o Carlos \\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ACENTOS y TILDES</text:span></text:p>
        </draw:rect>
      </draw:page>
      <draw:page draw:name="page8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5"><text:span text:style-name="T1">\documentclass{book}</text:span></text:p>
          <text:p text:style-name="P5"><text:span text:style-name="T1">\begin{document}</text:span></text:p>
          <text:p text:style-name="P5"><text:span text:style-name="T5">Mi nombre es: \textbf{Marco} \\</text:span></text:p>
          <text:p text:style-name="P5"><text:span text:style-name="T5">Mi edad es: \textit{22} \\</text:span></text:p>
          <text:p text:style-name="P5"><text:span text:style-name="T5">Mi profesion es \underline{Ing. en Sistemas} \\</text:span></text:p>
          <text:p text:style-name="P5"><text:span text:style-name="T5">Mi edad es: \textit{\textbf{22}}</text:span></text:p>
          <text:p text:style-name="P5"><text:span text:style-name="T5">% Centrar</text:span></text:p>
          <text:p text:style-name="P5"><text:span text:style-name="T5">\begin{center}</text:span></text:p>
          <text:p text:style-name="P5"><text:span text:style-name="T5">Este texto esta centrado</text:span></text:p>
          <text:p text:style-name="P5"><text:span text:style-name="T5">\end {center}</text:span></text:p>
          <text:p text:style-name="P5"><text:span text:style-name="T5">% Izquierda</text:span></text:p>
          <text:p text:style-name="P5"><text:span text:style-name="T5">\begin{flushleft}</text:span></text:p>
          <text:p text:style-name="P5"><text:span text:style-name="T5">Este texto esta alineado izquierda</text:span></text:p>
          <text:p text:style-name="P5"><text:span text:style-name="T5">\end {flushleft}</text:span></text:p>
          <text:p text:style-name="P5"><text:span text:style-name="T5">% Derecha</text:span></text:p>
          <text:p text:style-name="P5"><text:span text:style-name="T5">\begin{flushright}</text:span></text:p>
          <text:p text:style-name="P5"><text:span text:style-name="T5">Este texto esta alineado derecha</text:span></text:p>
          <text:p text:style-name="P5"><text:span text:style-name="T5">\end {flushright}</text:span></text:p>
          <text:p text:style-name="P5"><text:span text:style-name="T5">\end{document}</text:span></text:p>
          <text:p text:style-name="P5"><text:span text:style-name="T1"/></text:p>
        </draw:rect>
        <draw:rect draw:style-name="gr3" draw:text-style-name="P4" draw:layer="layout" svg:width="15.24cm" svg:height="1.27cm" svg:x="2.905cm" svg:y="16.24cm">
          <text:p text:style-name="P4"><text:span text:style-name="T2">ESTILOS Y TAMANOS DE LETRA</text:span></text:p>
        </draw:rect>
      </draw:page>
      <draw:page draw:name="page9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{book}</text:span></text:p>
          <text:p text:style-name="P1"><text:span text:style-name="T1">\begin{document}</text:span></text:p>
          <text:p text:style-name="P1"><text:span text:style-name="T1">Puntos que seran abarcados son:</text:span></text:p>
          <text:p text:style-name="P1"><text:span text:style-name="T1">\begin{itemize}</text:span></text:p>
          <text:p text:style-name="P1"><text:span text:style-name="T1">\item Estudio de las implementaciones</text:span></text:p>
          <text:p text:style-name="P1"><text:span text:style-name="T1">\item Analisis de Datos</text:span></text:p>
          <text:p text:style-name="P1"><text:span text:style-name="T1">\end{itemize}</text:span></text:p>
          <text:p text:style-name="P1"><text:span text:style-name="T1">Pasos a seguir:</text:span></text:p>
          <text:p text:style-name="P1"><text:span text:style-name="T1">\begin{enumerate}</text:span></text:p>
          <text:p text:style-name="P1"><text:span text:style-name="T1">\item Aflojar los birlos</text:span></text:p>
          <text:p text:style-name="P1"><text:span text:style-name="T1">\item Poner el gato debajo del coche</text:span></text:p>
          <text:p text:style-name="P1"><text:span text:style-name="T1">\item Levantar el coche</text:span></text:p>
          <text:p text:style-name="P1"><text:span text:style-name="T1">\item Aflojar los birlos y retirar llanta...</text:span></text:p>
          <text:p text:style-name="P1"><text:span text:style-name="T1">\end{enumerate}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NUMERACION Y VINETAS</text:span></text:p>
        </draw:rect>
      </draw:page>
      <draw:page draw:name="page10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[12pt]{book}</text:span></text:p>
          <text:p text:style-name="P1"><text:span text:style-name="T6">%\renewcommand{\figurename}{Imagen}</text:span></text:p>
          <text:p text:style-name="P1"><text:span text:style-name="T1">\usepackage{graphicx}</text:span></text:p>
          <text:p text:style-name="P1"><text:span text:style-name="T1">\begin{document}</text:span></text:p>
          <text:p text:style-name="P1"><text:span text:style-name="T1">\begin{figure}</text:span></text:p>
          <text:p text:style-name="P1"><text:span text:style-name="T1"><text:tab/></text:span><text:span text:style-name="T1">\begin{center}</text:span></text:p>
          <text:p text:style-name="P1"><text:span text:style-name="T1"><text:tab/></text:span><text:span text:style-name="T1"><text:tab/></text:span><text:span text:style-name="T1">\includegraphics{ABBA.jpg}</text:span></text:p>
          <text:p text:style-name="P1"><text:span text:style-name="T1"><text:tab/></text:span><text:span text:style-name="T1">\end{center}</text:span></text:p>
          <text:p text:style-name="P1"><text:span text:style-name="T1">\caption{Portada de Disco Voulez-Vous}</text:span><text:span text:style-name="T1"><text:tab/></text:span></text:p>
          <text:p text:style-name="P1"><text:span text:style-name="T1">\label{Figura_ABBA}</text:span><text:span text:style-name="T1"><text:tab/></text:span></text:p>
          <text:p text:style-name="P1"><text:span text:style-name="T1">\end{figure}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FIGURAS E IMAGENES (9)</text:span></text:p>
        </draw:rect>
      </draw:page>
      <draw:page draw:name="page11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6">\documentclass[12pt]{book}</text:span></text:p>
          <text:p text:style-name="P1"><text:span text:style-name="T6">\renewcommand{\figurename}{Imagen}</text:span></text:p>
          <text:p text:style-name="P1"><text:span text:style-name="T6">\usepackage{graphicx}</text:span></text:p>
          <text:p text:style-name="P1"><text:span text:style-name="T6">\begin{document}\begin{figure} </text:span></text:p>
          <text:p text:style-name="P1"><text:span text:style-name="T6">\begin{center}</text:span></text:p>
          <text:p text:style-name="P1"><text:span text:style-name="T6">\includegraphics{ABBA.jpg} \end{center}</text:span></text:p>
          <text:p text:style-name="P1"><text:span text:style-name="T6">\caption{Portada de Disco Voulez-Vous}</text:span><text:span text:style-name="T6"><text:tab/></text:span></text:p>
          <text:p text:style-name="P1"><text:span text:style-name="T6">\label{Figura_ABBA} \end{figure}</text:span></text:p>
          <text:p text:style-name="P1"><text:span text:style-name="T6">En la imagen \ref{Figura_ABBA}, </text:span></text:p>
          <text:p text:style-name="P1"><text:span text:style-name="T6">se observa la portada un disco de ABBA. </text:span></text:p>
          <text:p text:style-name="P1"><text:span text:style-name="T6">\begin{figure} \begin{center}</text:span></text:p>
          <text:p text:style-name="P1"><text:span text:style-name="T6">\includegraphics[scale=0.8]{Praga.jpg} </text:span></text:p>
          <text:p text:style-name="P1"><text:span text:style-name="T6">\end{center} \caption{Vista de Praga}</text:span><text:span text:style-name="T6"><text:tab/></text:span></text:p>
          <text:p text:style-name="P1"><text:span text:style-name="T6">\label{Figura_Praga} \end{figure}</text:span></text:p>
          <text:p text:style-name="P1"><text:span text:style-name="T6">En la figura \ref{Figura_Praga}, </text:span></text:p>
          <text:p text:style-name="P1"><text:span text:style-name="T6">La ciudad de Praga fondo. </text:span></text:p>
          <text:p text:style-name="P1"><text:span text:style-name="T6">\end{document}</text:span></text:p>
          <text:p text:style-name="P1"><text:span text:style-name="T1"/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Referencias a Imagenes (10)</text:span></text:p>
        </draw:rect>
      </draw:page>
      <draw:page draw:name="page12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5"><text:span text:style-name="T1">\documentclass[12pt]{book}</text:span></text:p>
          <text:p text:style-name="P5"><text:span text:style-name="T6">%\renewcommand{\figurename}{Imagen}</text:span></text:p>
          <text:p text:style-name="P5"><text:span text:style-name="T1">\usepackage{graphicx}</text:span></text:p>
          <text:p text:style-name="P5"><text:span text:style-name="T1">\begin{document}</text:span></text:p>
          <text:p text:style-name="P5"><text:span text:style-name="T1">\begin{figure}</text:span></text:p>
          <text:p text:style-name="P5"><text:span text:style-name="T1"><text:tab/></text:span><text:span text:style-name="T1">\begin{center}</text:span></text:p>
          <text:p text:style-name="P5"><text:span text:style-name="T1"><text:tab/></text:span><text:span text:style-name="T1"><text:tab/></text:span><text:span text:style-name="T1">\includegraphics{ABBA.jpg}</text:span></text:p>
          <text:p text:style-name="P5"><text:span text:style-name="T1"><text:tab/></text:span><text:span text:style-name="T1">\end{center}</text:span></text:p>
          <text:p text:style-name="P5"><text:span text:style-name="T1">\caption{Portada de Disco Voulez-Vous}</text:span><text:span text:style-name="T1"><text:tab/></text:span></text:p>
          <text:p text:style-name="P5"><text:span text:style-name="T1">\label{Figura_ABBA}</text:span><text:span text:style-name="T1"><text:tab/></text:span></text:p>
          <text:p text:style-name="P5"><text:span text:style-name="T1">\end{figure}</text:span></text:p>
          <text:p text:style-name="P5"><text:span text:style-name="T1">\end{document}</text:span></text:p>
          <text:p text:style-name="P5"><text:span text:style-name="T1"/></text:p>
        </draw:rect>
        <draw:rect draw:style-name="gr3" draw:text-style-name="P4" draw:layer="layout" svg:width="15.24cm" svg:height="1.27cm" svg:x="2.905cm" svg:y="16.24cm">
          <text:p text:style-name="P4"><text:span text:style-name="T2">TABLAS (11)</text:span></text:p>
        </draw:rect>
      </draw:page>
      <draw:page draw:name="page13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{book}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TABLAS</text:span></text:p>
        </draw:rect>
      </draw:page>
      <draw:page draw:name="page14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{book}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TABLA DE CONTENIDO, INDICE </text:span></text:p>
          <text:p text:style-name="P3"><text:span text:style-name="T2">DE FIGURAS E INDICE DE TABLAS</text:span></text:p>
        </draw:rect>
      </draw:page>
      <draw:page draw:name="page15" draw:style-name="dp1" draw:master-page-name="Predeterminado">
        <office:forms form:automatic-focus="false" form:apply-design-mode="false"/>
        <draw:rect draw:style-name="gr1" draw:text-style-name="P2" draw:layer="layout" svg:width="11.989cm" svg:height="11.989cm" svg:x="5.445cm" svg:y="2.27cm">
          <text:p text:style-name="P1"><text:span text:style-name="T1">\documentclass{book}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SIMBOLOS MATEMATICOS</text:span></text:p>
        </draw:rect>
      </draw:page>
      <draw:page draw:name="page16" draw:style-name="dp1" draw:master-page-name="Predeterminado">
        <draw:rect draw:style-name="gr1" draw:text-style-name="P2" draw:layer="layout" svg:width="11.989cm" svg:height="11.989cm" svg:x="5.445cm" svg:y="2.27cm">
          <text:p text:style-name="P1"><text:span text:style-name="T1">\documentclass{book}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REFERENCIAS</text:span></text:p>
        </draw:rect>
      </draw:page>
      <draw:page draw:name="page17" draw:style-name="dp1" draw:master-page-name="Predeterminado">
        <draw:rect draw:style-name="gr1" draw:text-style-name="P2" draw:layer="layout" svg:width="11.989cm" svg:height="11.989cm" svg:x="5.445cm" svg:y="2.27cm">
          <text:p text:style-name="P1"><text:span text:style-name="T1">\documentclass{book}</text:span></text:p>
          <text:p text:style-name="P1"><text:span text:style-name="T1">\end{document}</text:span></text:p>
          <text:p text:style-name="P1"><text:span text:style-name="T1"/></text:p>
        </draw:rect>
        <draw:rect draw:style-name="gr3" draw:text-style-name="P4" draw:layer="layout" svg:width="15.24cm" svg:height="1.27cm" svg:x="2.905cm" svg:y="16.24cm">
          <text:p text:style-name="P3"><text:span text:style-name="T2">DIAPOSITIVA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3-29T19:19:15.83</dc:date>
    <meta:editing-duration>PT11H43M06S</meta:editing-duration>
    <meta:editing-cycles>10</meta:editing-cycles>
    <meta:generator>OpenOffice.org/3.0$Win32 OpenOffice.org_project/300m15$Build-9379</meta:generator>
    <meta:document-statistic meta:object-count="35"/>
    <meta:user-defined meta:name="Información 1"/>
    <meta:user-defined meta:name="Información 2"/>
    <meta:user-defined meta:name="Información 3"/>
    <meta:user-defined meta:name="Información 4"/>
  </office:meta>
</office:document-meta>
</file>